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3000005144F7E02F9B52DBD3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ff0000" style:shadow="none" style:writing-mode="page"/>
      <style:text-properties fo:font-size="32pt" fo:font-style="italic" fo:font-weight="bold" officeooo:rsid="0014b0ad" officeooo:paragraph-rsid="0014b0ad" style:font-size-asian="28pt" style:font-style-asian="italic" style:font-weight-asian="bold" style:font-size-complex="3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44cm" svg:y="4.059cm" svg:width="16.859cm" svg:height="16.873cm" draw:z-index="0"><draw:image xlink:href="Pictures/1000000000000513000005144F7E02F9B52DBD3A.jpg" xlink:type="simple" xlink:show="embed" xlink:actuate="onLoad"/></draw:frame>MAIS QUI A TUE MME LEMAUR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21:40:55.345000000</meta:creation-date>
    <dc:date>2019-03-06T21:43:11.901000000</dc:date>
    <meta:editing-duration>PT2M18S</meta:editing-duration>
    <meta:editing-cycles>1</meta:editing-cycles>
    <meta:document-statistic meta:table-count="0" meta:image-count="1" meta:object-count="0" meta:page-count="1" meta:paragraph-count="1" meta:word-count="7" meta:character-count="28" meta:non-whitespace-character-count="22"/>
    <meta:generator>LibreOffice/5.3.6.1$Windows_x86 LibreOffice_project/686f202eff87ef707079aeb7f485847613344eb7</meta:generator>
  </office:meta>
</office:document-meta>
</file>